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4.101cm"/>
    </style:style>
    <style:style style:name="gr6" style:family="graphic" style:parent-style-name="objectwithoutfill">
      <style:graphic-properties svg:stroke-color="#ff0000" draw:marker-end="Arrow" draw:marker-end-width="0.5cm" draw:fill="none" draw:textarea-vertical-align="middle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2.014cm" fo:min-width="1.764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0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5cm" svg:x="6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8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1.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6.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1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4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6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3.5cm" svg:y="15.2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6.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16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15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12.7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7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16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15.1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3.9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2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15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2.6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0.0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8.6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8.4cm" svg:y="19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3.5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3.5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3.5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8.8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7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6.1cm" svg:y="6.2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6.1cm" svg:y="4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7.4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6.1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1.3cm" svg:y="4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8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7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3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7.2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5.9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6.2cm" svg:y="4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18.7cm" svg:y="3.5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89cm" svg:x="23.8cm" svg:y="11.3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8.7cm" svg:y="17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1.3cm" svg:y="19.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20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8.8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21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6.1cm" svg:y="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10.9cm" svg:y="22.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3.8cm" svg:y="23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6.2cm" svg:y="21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2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8.3cm" svg:y="10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.09cm" svg:x="28.4cm" svg:y="1.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8.3cm" svg:y="15.2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0cm" svg:y1="15.8cm" svg:x2="6.1cm" svg:y2="15.8cm">
          <text:p/>
        </draw:line>
        <draw:frame draw:style-name="gr5" draw:text-style-name="P2" draw:layer="layout" svg:width="4.9cm" svg:height="4.351cm" svg:x="0.4cm" svg:y="14.149cm">
          <draw:text-box>
            <text:p text:style-name="P1"><text:span text:style-name="T1">Incoming</text:span></text:p>
            <text:p text:style-name="P1"><text:span text:style-name="T1"/></text:p>
            <text:p text:style-name="P1"><text:span text:style-name="T1">charged particle</text:span></text:p>
          </draw:text-box>
        </draw:frame>
        <draw:line draw:style-name="gr6" draw:text-style-name="P1" draw:layer="layout" svg:x1="2.6cm" svg:y1="15.8cm" svg:x2="3.2cm" svg:y2="15.8cm">
          <text:p/>
        </draw:line>
        <draw:custom-shape draw:style-name="gr7" draw:text-style-name="P1" draw:layer="layout" svg:width="3.2cm" svg:height="3.2cm" svg:x="6.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E </meta:initial-creator>
    <meta:creation-date>2015-05-12T12:03:04</meta:creation-date>
    <dc:date>2017-02-18T18:02:51.009537470</dc:date>
    <dc:creator>rete </dc:creator>
    <meta:editing-duration>PT2H8M54S</meta:editing-duration>
    <meta:editing-cycles>9</meta:editing-cycles>
    <meta:generator>LibreOffice/4.3.3.2$Linux_x86 LibreOffice_project/430m0$Build-2</meta:generator>
    <meta:document-statistic meta:object-count="86"/>
  </office:meta>
</office:document-meta>
</file>